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36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0.8cm" svg:x="5.552cm" svg:y="5.7cm">
          <text:p text:style-name="P1"><text:span text:style-name="T1">multipl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36cm" svg:y1="4.387cm" svg:x2="7.076cm" svg:y2="5.7cm" draw:start-shape="id1" draw:start-glue-point="2" draw:end-shape="id2" draw:end-glue-point="0" svg:d="M7036 4387l40 1313" svg:viewBox="0 0 4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4M52S</meta:editing-duration>
    <meta:editing-cycles>18</meta:editing-cycles>
    <meta:generator>LibreOffice/6.1.0.3$MacOSX_X86_64 LibreOffice_project/efb621ed25068d70781dc026f7e9c5187a4decd1</meta:generator>
    <dc:date>2018-08-25T19:10:46.937363569</dc:date>
    <meta:document-statistic meta:object-count="3"/>
  </office:meta>
</office:document-meta>
</file>